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derByElement.OrderByElement( final ID identifier , final OrderBy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rderByElement.getIdent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ByElement.OrderByElement( final ID 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ByElem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